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e4632" officeooo:paragraph-rsid="000e4632"/>
    </style:style>
    <style:style style:name="T1" style:family="text">
      <style:text-properties officeooo:rsid="000e4632"/>
    </style:style>
    <style:style style:name="T2" style:family="text">
      <style:text-properties officeooo:rsid="000e9e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ma 6 – Programación</text:h>
      <text:p text:style-name="Text_20_body">Lahoz Sánche<text:span text:style-name="T1">z</text:span>, Rubén.</text:p>
      <text:p text:style-name="P1">La clase Cliente contiene los datos de los clientes así como el método mostrarDatos() para visualizar estos por pantalla. <text:s/>También se ha sobrescrito el método equals para poder realizar comparaciones de objetos Cliente mediante la comprobación de sus NIF.</text:p>
      <text:p text:style-name="P1">La clase AplicacionCliente muestra el menú y realiza las instrucciones que el operador le indique hasta elegir la opción 6 de fin de ejecución del programa. <text:s/>Inicialmente, carga el contenido de clientes.dat en un LinkedList, de forma que la aplicación trabaja en memoria para las búsquedas de clientes y para el listado de estos, <text:span text:style-name="T2">mejorando así su eficiencia</text:span>. <text:s/>Para añadir <text:span text:style-name="T2">clientes nuevos, la aplicación añade un nuevo cliente a la LinkedList y reescribe clientes.dat. <text:s/>De forma análoga, cuando se solicita un borrado, se elimina el cliente del LinkedList y se reescribe clientes.dat. <text:s/>Finalmente, si se desea eliminar clientes.dat, este es borrado con el método delete() de la clase File y LinkedList es limpiado con su metodo clear(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8:26:49.456000000</meta:creation-date>
    <dc:date>2019-01-28T18:42:30.279000000</dc:date>
    <meta:editing-duration>PT5M</meta:editing-duration>
    <meta:editing-cycles>1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4" meta:word-count="162" meta:character-count="1032" meta:non-whitespace-character-count="868"/>
  </office:meta>
</office:document-meta>
</file>